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Heading1" style:master-page-name="MP0" style:family="paragraph">
      <style:paragraph-properties fo:break-before="page" fo:margin-top="0in" fo:margin-bottom="0.1388in" style:page-number="1"/>
    </style:style>
    <style:style style:name="P2" style:parent-style-name="Heading2" style:family="paragraph">
      <style:paragraph-properties fo:margin-top="0in" fo:margin-bottom="0.1388in"/>
    </style:style>
    <style:style style:name="P3" style:parent-style-name="Standard" style:family="paragraph">
      <style:paragraph-properties fo:margin-bottom="0.1388in" fo:line-height="100%"/>
    </style:style>
    <style:style style:name="P4" style:parent-style-name="Standard" style:family="paragraph">
      <style:paragraph-properties fo:margin-bottom="0.1388in"/>
    </style:style>
    <style:style style:name="P5" style:parent-style-name="Standard" style:family="paragraph">
      <style:paragraph-properties fo:margin-bottom="0.1388in" fo:line-height="200%"/>
    </style:style>
    <style:style style:name="P6" style:parent-style-name="Standard" style:family="paragraph">
      <style:paragraph-properties fo:margin-bottom="0.1388in" fo:line-height="200%"/>
    </style:style>
    <style:style style:name="P7" style:parent-style-name="Standard" style:family="paragraph">
      <style:paragraph-properties fo:margin-bottom="0.1388in" fo:line-height="200%"/>
    </style:style>
    <style:style style:name="P8" style:parent-style-name="Heading3" style:family="paragraph">
      <style:paragraph-properties fo:margin-top="0in" fo:margin-bottom="0.1388in"/>
    </style:style>
    <style:style style:name="P9" style:parent-style-name="Standard" style:family="paragraph">
      <style:paragraph-properties fo:margin-bottom="0.1388in" fo:line-height="100%"/>
    </style:style>
    <style:style style:name="P10" style:parent-style-name="Standard" style:family="paragraph">
      <style:paragraph-properties fo:text-align="center" fo:margin-top="0.1388in" fo:margin-bottom="0.1388in" fo:line-height="200%"/>
    </style:style>
    <style:style style:name="P11" style:parent-style-name="Standard" style:family="paragraph">
      <style:paragraph-properties fo:margin-bottom="0.1388in" fo:line-height="100%"/>
    </style:style>
    <style:style style:name="P12" style:parent-style-name="Standard" style:family="paragraph">
      <style:paragraph-properties fo:margin-top="0.1388in" fo:margin-bottom="0.1388in"/>
    </style:style>
    <style:style style:name="P13" style:parent-style-name="Standard" style:family="paragraph">
      <style:paragraph-properties fo:margin-top="0.1388in" fo:margin-bottom="0.1388in" fo:margin-left="0.5in">
        <style:tab-stops/>
      </style:paragraph-properties>
    </style:style>
    <style:style style:name="P14" style:parent-style-name="Standard" style:family="paragraph">
      <style:paragraph-properties fo:margin-bottom="0.1388in"/>
    </style:style>
    <style:style style:name="P15" style:parent-style-name="Standard" style:family="paragraph">
      <style:paragraph-properties fo:margin-bottom="0.1388in" fo:text-indent="0.5in"/>
    </style:style>
    <style:style style:name="P16" style:parent-style-name="Standard" style:family="paragraph">
      <style:paragraph-properties fo:margin-bottom="0.1388in"/>
    </style:style>
    <style:style style:name="P17" style:parent-style-name="Standard" style:family="paragraph">
      <style:paragraph-properties fo:margin-bottom="0.1388in" fo:text-indent="0.5in"/>
    </style:style>
    <style:style style:name="P18" style:parent-style-name="Standard" style:family="paragraph">
      <style:paragraph-properties fo:margin-bottom="0.1388in"/>
    </style:style>
    <style:style style:name="P19" style:parent-style-name="Standard" style:family="paragraph">
      <style:paragraph-properties fo:margin-bottom="0.1388in"/>
    </style:style>
    <style:style style:name="P20" style:parent-style-name="Standard" style:family="paragraph">
      <style:paragraph-properties fo:margin-bottom="0.1388in"/>
    </style:style>
    <style:style style:name="P21" style:parent-style-name="Standard" style:family="paragraph">
      <style:paragraph-properties fo:margin-bottom="0.1388in"/>
    </style:style>
    <style:style style:name="P22" style:parent-style-name="Standard" style:family="paragraph">
      <style:paragraph-properties fo:margin-bottom="0.1388in"/>
    </style:style>
    <style:style style:name="P23" style:parent-style-name="Standard" style:family="paragraph">
      <style:paragraph-properties fo:margin-bottom="0.1388in"/>
    </style:style>
    <style:style style:name="P24" style:parent-style-name="Standard" style:family="paragraph">
      <style:paragraph-properties fo:margin-bottom="0.1388in" fo:margin-left="0.5in">
        <style:tab-stops/>
      </style:paragraph-properties>
    </style:style>
    <style:style style:name="P25" style:parent-style-name="Standard" style:family="paragraph">
      <style:paragraph-properties fo:margin-bottom="0.1388in"/>
    </style:style>
    <style:style style:name="P26" style:parent-style-name="Standard" style:family="paragraph">
      <style:paragraph-properties fo:margin-bottom="0.1388in" fo:margin-left="0.5in">
        <style:tab-stops/>
      </style:paragraph-properties>
    </style:style>
    <style:style style:name="P27" style:parent-style-name="Standard" style:family="paragraph">
      <style:paragraph-properties fo:margin-bottom="0.1388in" fo:margin-left="0.5in">
        <style:tab-stops/>
      </style:paragraph-properties>
    </style:style>
    <style:style style:name="P28" style:parent-style-name="Standard" style:family="paragraph">
      <style:paragraph-properties fo:margin-bottom="0.1388in"/>
    </style:style>
    <style:style style:name="P29" style:parent-style-name="Standard" style:family="paragraph">
      <style:paragraph-properties fo:margin-bottom="0.1388in"/>
    </style:style>
    <style:style style:name="P30" style:parent-style-name="Standard" style:family="paragraph">
      <style:paragraph-properties fo:margin-bottom="0.1388in"/>
    </style:style>
    <style:style style:name="P31" style:parent-style-name="Standard" style:family="paragraph">
      <style:paragraph-properties fo:margin-bottom="0.1388in" fo:margin-left="0.5in">
        <style:tab-stops/>
      </style:paragraph-properties>
    </style:style>
    <style:style style:name="P32" style:parent-style-name="Standard" style:family="paragraph">
      <style:paragraph-properties fo:margin-bottom="0.1388in"/>
    </style:style>
    <style:style style:name="P33" style:parent-style-name="Standard" style:family="paragraph">
      <style:paragraph-properties fo:margin-bottom="0.1388in"/>
    </style:style>
  </office:automatic-styles>
  <office:body>
    <office:text text:use-soft-page-breaks="true">
      <text:h text:style-name="P1" text:outline-level="1"><text:bookmark-start text:name="_470e1zts9bhf"/><text:bookmark-end text:name="_470e1zts9bhf"/>CPSC 411 - Mobile Device Application Development</text:h>
      <text:h text:style-name="P2" text:outline-level="2"><text:bookmark-start text:name="_4m5i7n7jo1jx"/><text:bookmark-end text:name="_4m5i7n7jo1jx"/>Final Project, Spring 2020 Submission - May 13, 2020</text:h>
      <text:p text:style-name="P3">By adding your name below, you certify that the files that have been submitted are your team’s own original work, and that you have<text:s/>appropriately cited any sources of code or information other than the textbook and resources listed in the syllabus, assignment, and on the course website.</text:p>
      <text:p text:style-name="P4">Name:<text:s/>KIET DANG______________________________<text:tab/>Date:<text:s/>03/15/20202__________</text:p>
      <text:p text:style-name="P5">If you worked with a team,<text:s/>list the names of the other members:</text:p>
      <text:list text:style-name="WWNum2">
        <text:list-item>
          <text:p text:style-name="P6">KEVIN LIANG___________<text:s/>(kliang38@csu.fullerton.edu)</text:p>
        </text:list-item>
        <text:list-item>
          <text:p text:style-name="P7">EMILY PHAM__________<text:s/>(tpham523@csu.fullerton.edu)</text:p>
        </text:list-item>
      </text:list>
      <text:h text:style-name="P8" text:outline-level="3"><text:bookmark-start text:name="_9h2rcmz4wnjc"/><text:bookmark-end text:name="_9h2rcmz4wnjc"/>CSUF email of the Dropbox account containing files for this submission</text:h>
      <text:p text:style-name="P9">(Note that this may be a team member’s account, not necessarily yours.)</text:p>
      <text:p text:style-name="P10">_______________________kdang53@csu.fullerton.edu</text:p>
      <text:p text:style-name="P11">Answer the following questions to finalize your submission. Include your answers in this document; do not use the Dropbox commenting feature.</text:p>
      <text:list text:style-name="WWNum1">
        <text:list-item text:start-value="1">
          <text:p text:style-name="P12">Which Jetpack components did you<text:s/>choose?</text:p>
        </text:list-item>
      </text:list>
      <text:p text:style-name="P13">We chose ViewModel and ViewPager2 components.</text:p>
      <text:list text:style-name="WWNum1" text:continue-numbering="true">
        <text:list-item>
          <text:p text:style-name="P14">How difficult was it to incorporate the Jetpack components that you used?</text:p>
        </text:list-item>
      </text:list>
      <text:p text:style-name="P15">The difficulty I think is average. However, it took us a lot of time to find out the other components before determining to choose ViewModel and ViewPager2 components.</text:p>
      <text:list text:style-name="WWNum1" text:continue-numbering="true">
        <text:list-item>
          <text:p text:style-name="P16">Did you use any third-party libraries?</text:p>
        </text:list-item>
      </text:list>
      <text:p text:style-name="P17">Yes, we used RecyclerView, OkHttp3, and Gson.</text:p>
      <text:list text:style-name="WWNum1" text:continue-numbering="true">
        <text:list-item>
          <text:p text:style-name="P18">List any resources (e.g., tutorials or example code) that you found helpful when building the project.</text:p>
        </text:list-item>
      </text:list>
      <text:list text:style-name="LFO5" text:continue-numbering="true">
        <text:list-item>
          <text:p text:style-name="P19">Look Deep Into ViewPager2 (<text:a xlink:href="https://proandroiddev.com/look-deep-into-viewpager2-13eb8e06e419" office:target-frame-name="_top" xlink:show="replace"><text:span text:style-name="Hyperlink">https://proandroiddev.com/look-deep-into-viewpager2-13eb8e06e419</text:span></text:a>)</text:p>
        </text:list-item>
        <text:list-item>
          <text:p text:style-name="P20">OkHttp Recipes (<text:a xlink:href="https://square.github.io/okhttp/recipes/" office:target-frame-name="_top" xlink:show="replace"><text:span text:style-name="Hyperlink">https://square.github.io/okhttp/rec</text:span><text:span text:style-name="Hyperlink">ipes/</text:span></text:a>)</text:p>
        </text:list-item>
        <text:list-item>
          <text:p text:style-name="P21">Kotlin Android – AlertDialog<text:s/>(<text:a xlink:href="https://www.tutorialkart.com/kotlin-android/android-alert-dialog-example/" office:target-frame-name="_top" xlink:show="replace"><text:span text:style-name="Hyperlink">https://www.tutorialkart.com/kotlin-android/android-alert-</text:span></text:a><text:a xlink:href="https://www.tutorialkart.com/kotlin-android/android-alert-dialog-example/" office:target-frame-name="_top" xlink:show="replace"><text:span text:style-name="Hyperlink">dialog-example/</text:span></text:a>)</text:p>
        </text:list-item>
        <text:list-item>
          <text:p text:style-name="P22">Android EditText wraps three dots (<text:a xlink:href="https://stackoverflow.com/questions/12317855/android-edittext-wraps-three-dots" office:target-frame-name="_top" xlink:show="replace"><text:span text:style-name="Hyperlink">https://stackoverflow.com/questions/12317855/android-edittext-wraps-three-dots</text:span></text:a>)</text:p>
        </text:list-item>
      </text:list>
      <text:list text:style-name="WWNum1">
        <text:list-item text:start-value="5">
          <text:p text:style-name="P23">If you<text:s/>had 20 extra-credit points to be apportioned among your team (including yourself), how many points would each team member receive? Explain your decision.</text:p>
        </text:list-item>
      </text:list>
      <text:p text:style-name="P24">Every of us worked hard. Kevin tried to find out Jetpack Compose and CameraX. Emily tried to find out<text:s/>how to use ViewPager2 and Media &amp; playback Behavior. I tried to find out Jetpack Compose and ViewModel. However, we realized that it was hard to incorporate these components together, so we chose ViewPager2 and ViewModel to build the app. All of us tried our best to finish our task. As a result, we hope every of us can receive 6.666 extra-credit points, and we wish it will be 7 points when you round it.</text:p>
      <text:list text:style-name="WWNum1" text:continue-numbering="true">
        <text:list-item>
          <text:p text:style-name="P25">Is there anything else I should know about your app or about your submission?</text:p>
        </text:list-item>
      </text:list>
      <text:p text:style-name="P26">#<text:s/>We built our own<text:s/>API<text:s/>as<text:s/>the database for this app. So if the<text:s/>API<text:s/>doesn't work<text:s/>and make the app doesn’t show anything, please let us know before grading. We will fix it quickly.</text:p>
      <text:p text:style-name="P27"># How to use our app:</text:p>
      <text:list text:style-name="LFO7" text:continue-numbering="true">
        <text:list-item>
          <text:p text:style-name="P28">We use ViewModel component, so rotating the screen doesn't make the app reload the database via<text:s/>API.</text:p>
        </text:list-item>
        <text:list-item>
          <text:p text:style-name="P29">We use the "+" button to add new card.</text:p>
        </text:list-item>
        <text:list-item>
          <text:p text:style-name="P30">We use the "Play" button to present the front side and the back side of cards (by touching one time on screen). <text:s/>ViewPager2 component is used to change a card ( by swiping left or right)</text:p>
        </text:list-item>
      </text:list>
      <text:p text:style-name="P31">#<text:s/>Features we want to implement but don’t have enough time:</text:p>
      <text:list text:style-name="LFO8" text:continue-numbering="true">
        <text:list-item>
          <text:p text:style-name="P32">Delete a card in the list.</text:p>
        </text:list-item>
        <text:list-item>
          <text:p text:style-name="P33">Register and Login functions. Every user should have their own card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in"/>
      </style:footer-style>
    </style:page-layout>
  </office:automatic-styles>
  <office:master-styles>
    <style:master-page style:name="MP0" style:page-layout-name="PL0">
      <style:header>
        <text:p text:style-name="Standard"/>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pham523</dc:creator>
    <meta:creation-date>2020-05-13T23:43:00Z</meta:creation-date>
    <dc:date>2020-05-14T01:20:00Z</dc:date>
    <meta:template xlink:href="Normal.dotm" xlink:type="simple"/>
    <meta:editing-cycles>6</meta:editing-cycles>
    <meta:editing-duration>PT3120S</meta:editing-duration>
    <meta:document-statistic meta:page-count="2" meta:paragraph-count="7" meta:word-count="552" meta:character-count="3696" meta:row-count="26" meta:non-whitespace-character-count="3151"/>
  </office:meta>
</office:document-meta>
</file>